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010000000118EC5A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title">
      <style:graphic-properties fo:min-height="3.256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subtitle">
      <style:graphic-properties draw:fill-color="#ffffff" fo:min-height="13.609cm"/>
    </style:style>
    <style:style style:name="pr8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layer="layout" svg:width="25.199cm" svg:height="13.86cm" svg:x="1.4cm" svg:y="4.914cm" presentation:class="subtitle">
          <draw:text-box>
            <text:p>Florian Ragwitz</text:p>
            <text:p>Maik Hentsch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0</text:p>
          </draw:text-box>
        </draw:frame>
        <draw:frame presentation:style-name="pr4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  <text:list-item>
                <text:p>state-Variablen</text:p>
                <text:list>
                  <text:list-item>
                    <text:p>entspricht static in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2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igenperl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ein eigenes Per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acht unabhängig vom Distro-Perl</text:p>
                <text:list>
                  <text:list-item>
                    <text:p>Module nachinstalieren ohne Schreibrechte</text:p>
                  </text:list-item>
                </text:list>
              </text:list-item>
              <text:list-item>
                <text:p>local::lib vereinfacht eigenes Modulverzeichnis</text:p>
              </text:list-item>
              <text:list-item>
                <text:p>noch besser -&gt; eigenes Perl bauen</text:p>
              </text:list-item>
              <text:list-item>
                <text:p>perlbrew</text:p>
                <text:list>
                  <text:list-item>
                    <text:p>herunterladen</text:p>
                  </text:list-item>
                  <text:list-item>
                    <text:p>perlbrew install 5.12</text:p>
                  </text:list-item>
                  <text:list-item>
                    <text:p>perlbrew switch 5.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PAN Intro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PAN</text:p>
          </draw:text-box>
        </draw:frame>
        <draw:frame presentation:style-name="pr6" draw:layer="layout" svg:width="25.199cm" svg:height="14.13cm" svg:x="1.4cm" svg:y="4.914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8805 MB, 255 Mirror, 8745 Autoren 19390 Module</text:p>
              </text:list-item>
              <text:list-item>
                <text:p>Module in Distributionen organisiert</text:p>
                <text:list>
                  <text:list-item>
                    <text:p>lib/, t/, script/, META.yml, README</text:p>
                  </text:list-item>
                </text:list>
              </text:list-item>
              <text:list-item>
                <text:p>jeder kann hochladen -&gt; dadurch auch weniger gute Module</text:p>
              </text:list-item>
              <text:list-item>
                <text:p>Reviews, Bugreports, CPAN-Testers le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use CPAN;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use $CPAN;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rfolgreiche und wichtige Module in Core</text:p>
                <text:list>
                  <text:list-item>
                    <text:p>manche Firmen erlauben nur Core</text:p>
                  </text:list-item>
                </text:list>
              </text:list-item>
              <text:list-item>
                <text:p>sonst installieren mit cpan/cpanm</text:p>
                <text:list>
                  <text:list-item>
                    <text:p>cpanm ist App::cpanminus</text:p>
                  </text:list-item>
                  <text:list-item>
                    <text:p>minimaler, schneller Zeroconf-Client</text:p>
                  </text:list-item>
                </text:list>
              </text:list-item>
              <text:list-item>
                <text:p>testet und installiert Abhängigkeiten automatis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>
            <draw:text-box>
              <text:p>Beispiel zeigen:</text:p>
              <text:p>module-starter --module Vortrag::Modern::Perl</text:p>
              <text:p/>
              <text:p>Soll Basis für Testing liefern.</text:p>
            </draw:text-box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Testing - Grundlage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prove -vl t/file.t</text:p>
              </text:list-item>
              <text:list-item>
                <text:p>TAP</text:p>
              </text:list-item>
              <text:list-item>
                <text:p>Test::More</text:p>
                <text:list>
                  <text:list-item>
                    <text:p>plan</text:p>
                  </text:list-item>
                  <text:list-item>
                    <text:p>done_testing</text:p>
                  </text:list-item>
                </text:list>
              </text:list-item>
              <text:list-item>
                <text:p>Fixtures</text:p>
              </text:list-item>
              <text:list-item>
                <text:p>Test::Deeply</text:p>
              </text:list-item>
              <text:list-item>
                <text:p>Moc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Referenzen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p text:style-name="P1"><text:span text:style-name="T1">http://i-beh.de/assets/images/kacke.jpg</text:span></text:p>
          </draw:text-box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1T19:43:20</meta:creation-date>
    <meta:editing-duration>PT06H08M44S</meta:editing-duration>
    <meta:editing-cycles>19</meta:editing-cycles>
    <dc:date>2011-03-07T18:07:48</dc:date>
    <meta:generator>OpenOffice.org/3.2$Unix OpenOffice.org_project/320m12$Build-9483</meta:gener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